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Z003" svg:font-family="Z003"/>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2" style:family="table">
      <style:table-properties style:width="6.925in" table:align="margins"/>
    </style:style>
    <style:style style:name="Table2.A" style:family="table-column">
      <style:table-column-properties style:column-width="3.4618in" style:rel-column-width="32760*"/>
    </style:style>
    <style:style style:name="Table2.B" style:family="table-column">
      <style:table-column-properties style:column-width="3.4632in" style:rel-column-width="32775*"/>
    </style:style>
    <style:style style:name="Table2.A1" style:family="table-cell">
      <style:table-cell-properties fo:padding="0.0382in" fo:border-left="0.05pt solid #000000" fo:border-right="none" fo:border-top="0.05pt solid #000000" fo:border-bottom="0.05pt solid #000000"/>
    </style:style>
    <style:style style:name="Table2.B1" style:family="table-cell">
      <style:table-cell-properties fo:padding="0.0382in" fo:border="0.05pt solid #000000"/>
    </style:style>
    <style:style style:name="Table2.A2" style:family="table-cell">
      <style:table-cell-properties fo:padding="0.0382in" fo:border-left="0.05pt solid #000000" fo:border-right="none" fo:border-top="none" fo:border-bottom="0.05pt solid #000000"/>
    </style:style>
    <style:style style:name="Table2.B2" style:family="table-cell" style:data-style-name="N0">
      <style:table-cell-properties fo:padding="0.0382in" fo:border-left="0.05pt solid #000000" fo:border-right="0.05pt solid #000000" fo:border-top="none" fo:border-bottom="0.05pt solid #000000"/>
    </style:style>
    <style:style style:name="Table1" style:family="table">
      <style:table-properties style:width="1.0229in" table:align="left"/>
    </style:style>
    <style:style style:name="Table1.A" style:family="table-column">
      <style:table-column-properties style:column-width="0.4743in"/>
    </style:style>
    <style:style style:name="Table1.B" style:family="table-column">
      <style:table-column-properties style:column-width="0.5486in"/>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4" style:family="table">
      <style:table-properties style:width="1.0229in" table:align="left"/>
    </style:style>
    <style:style style:name="Table4.A" style:family="table-column">
      <style:table-column-properties style:column-width="0.4743in"/>
    </style:style>
    <style:style style:name="Table4.B" style:family="table-column">
      <style:table-column-properties style:column-width="0.5486in"/>
    </style:style>
    <style:style style:name="Table4.A1" style:family="table-cell">
      <style:table-cell-properties fo:padding="0.0382in" fo:border-left="0.05pt solid #000000" fo:border-right="none" fo:border-top="0.05pt solid #000000" fo:border-bottom="0.05pt solid #000000"/>
    </style:style>
    <style:style style:name="Table4.B1" style:family="table-cell">
      <style:table-cell-properties fo:padding="0.0382in" fo:border="0.05pt solid #000000"/>
    </style:style>
    <style:style style:name="Table5" style:family="table">
      <style:table-properties style:width="1.0229in" table:align="left"/>
    </style:style>
    <style:style style:name="Table5.A" style:family="table-column">
      <style:table-column-properties style:column-width="0.4743in"/>
    </style:style>
    <style:style style:name="Table5.B" style:family="table-column">
      <style:table-column-properties style:column-width="0.5486in"/>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fo:padding="0.0382in" fo:border="0.05pt solid #000000"/>
    </style:style>
    <style:style style:name="Table7" style:family="table">
      <style:table-properties style:width="1.0229in" table:align="left"/>
    </style:style>
    <style:style style:name="Table7.A" style:family="table-column">
      <style:table-column-properties style:column-width="0.4743in"/>
    </style:style>
    <style:style style:name="Table7.B" style:family="table-column">
      <style:table-column-properties style:column-width="0.5486in"/>
    </style:style>
    <style:style style:name="Table7.A1" style:family="table-cell">
      <style:table-cell-properties fo:padding="0.0382in" fo:border-left="0.05pt solid #000000" fo:border-right="none" fo:border-top="0.05pt solid #000000" fo:border-bottom="0.05pt solid #000000"/>
    </style:style>
    <style:style style:name="Table7.B1" style:family="table-cell">
      <style:table-cell-properties fo:padding="0.0382in" fo:border="0.05pt solid #000000"/>
    </style:style>
    <style:style style:name="Table6" style:family="table">
      <style:table-properties style:width="1.0229in" table:align="left"/>
    </style:style>
    <style:style style:name="Table6.A" style:family="table-column">
      <style:table-column-properties style:column-width="0.4743in"/>
    </style:style>
    <style:style style:name="Table6.B" style:family="table-column">
      <style:table-column-properties style:column-width="0.5486in"/>
    </style:style>
    <style:style style:name="Table6.A1" style:family="table-cell">
      <style:table-cell-properties fo:padding="0.0382in" fo:border-left="0.05pt solid #000000" fo:border-right="none" fo:border-top="0.05pt solid #000000" fo:border-bottom="0.05pt solid #000000"/>
    </style:style>
    <style:style style:name="Table6.B1" style:family="table-cell">
      <style:table-cell-properties fo:padding="0.0382in" fo:border="0.05pt solid #000000"/>
    </style:style>
    <style:style style:name="Table3" style:family="table">
      <style:table-properties style:width="0.4708in" table:align="left"/>
    </style:style>
    <style:style style:name="Table3.A" style:family="table-column">
      <style:table-column-properties style:column-width="0.4708in"/>
    </style:style>
    <style:style style:name="Table3.A1" style:family="table-cell">
      <style:table-cell-properties fo:padding="0.0382in" fo:border="0.05pt solid #000000"/>
    </style:style>
    <style:style style:name="P1" style:family="paragraph" style:parent-style-name="Standard">
      <style:paragraph-properties fo:text-align="center" style:justify-single-word="false"/>
      <style:text-properties style:font-name="Arial"/>
    </style:style>
    <style:style style:name="P2" style:family="paragraph" style:parent-style-name="Standard">
      <style:paragraph-properties fo:text-align="justify" style:justify-single-word="false"/>
    </style:style>
    <style:style style:name="P3" style:family="paragraph" style:parent-style-name="Standard">
      <style:paragraph-properties fo:text-align="justify" style:justify-single-word="false"/>
      <style:text-properties style:font-name="Liberation Serif"/>
    </style:style>
    <style:style style:name="P4" style:family="paragraph" style:parent-style-name="Standard">
      <style:paragraph-properties fo:text-align="justify" style:justify-single-word="false"/>
      <style:text-properties style:font-name="Liberation Serif" fo:font-style="italic" style:font-style-asian="italic" style:font-style-complex="italic"/>
    </style:style>
    <style:style style:name="P5" style:family="paragraph" style:parent-style-name="Standard">
      <style:paragraph-properties fo:text-align="justify" style:justify-single-word="false"/>
      <style:text-properties fo:font-style="italic" style:font-style-asian="italic" style:font-style-complex="italic"/>
    </style:style>
    <style:style style:name="P6" style:family="paragraph" style:parent-style-name="Standard">
      <style:paragraph-properties fo:text-align="justify" style:justify-single-word="false"/>
      <style:text-properties fo:font-style="normal" style:font-style-asian="normal" style:font-style-complex="normal"/>
    </style:style>
    <style:style style:name="P7" style:family="paragraph" style:parent-style-name="Table_20_Contents">
      <style:paragraph-properties fo:text-align="center" style:justify-single-word="false"/>
    </style:style>
    <style:style style:name="P8" style:family="paragraph" style:parent-style-name="Table_20_Contents">
      <style:text-properties fo:font-weight="bold" style:font-weight-asian="bold" style:font-weight-complex="bold"/>
    </style:style>
    <style:style style:name="P9" style:family="paragraph" style:parent-style-name="Table_20_Contents">
      <style:paragraph-properties fo:text-align="justify" style:justify-single-word="false"/>
    </style:style>
    <style:style style:name="P10" style:family="paragraph" style:parent-style-name="Table_20_Contents">
      <style:text-properties fo:color="#ff0000"/>
    </style:style>
    <style:style style:name="P11" style:family="paragraph" style:parent-style-name="Text_20_body">
      <style:paragraph-properties fo:text-align="justify" style:justify-single-word="false"/>
    </style:style>
    <style:style style:name="P12" style:family="paragraph" style:parent-style-name="Text_20_body">
      <style:text-properties fo:color="#000000" fo:font-weight="normal" style:font-weight-asian="normal" style:font-weight-complex="normal"/>
    </style:style>
    <style:style style:name="P13" style:family="paragraph" style:parent-style-name="Text_20_body">
      <style:text-properties fo:font-style="italic" style:font-style-asian="italic" style:font-style-complex="italic"/>
    </style:style>
    <style:style style:name="P14" style:family="paragraph" style:parent-style-name="Text_20_body">
      <style:paragraph-properties fo:text-align="justify" style:justify-single-word="false"/>
      <style:text-properties fo:font-style="italic" style:font-style-asian="italic" style:font-style-complex="italic"/>
    </style:style>
    <style:style style:name="P15" style:family="paragraph" style:parent-style-name="Text_20_body">
      <style:text-properties fo:font-style="normal" style:font-style-asian="normal" style:font-style-complex="normal"/>
    </style:style>
    <style:style style:name="P16" style:family="paragraph" style:parent-style-name="Text_20_body">
      <style:paragraph-properties fo:text-align="justify" style:justify-single-word="false"/>
      <style:text-properties fo:font-style="normal" style:font-style-asian="normal" style:font-style-complex="normal"/>
    </style:style>
    <style:style style:name="P17" style:family="paragraph" style:parent-style-name="Text_20_body">
      <style:paragraph-properties fo:text-align="justify" style:justify-single-word="false"/>
      <style:text-properties style:font-name="Liberation Serif1" fo:font-style="normal" style:text-underline-style="none" style:font-style-asian="normal" style:font-style-complex="normal"/>
    </style:style>
    <style:style style:name="P18" style:family="paragraph" style:parent-style-name="Standard">
      <style:paragraph-properties fo:text-align="justify" style:justify-single-word="false"/>
      <style:text-properties fo:font-style="italic" style:font-style-asian="italic" style:font-style-complex="italic"/>
    </style:style>
    <style:style style:name="P19" style:family="paragraph" style:parent-style-name="Standard">
      <style:text-properties fo:font-style="normal" style:font-style-asian="normal" style:font-style-complex="normal"/>
    </style:style>
    <style:style style:name="P20" style:family="paragraph" style:parent-style-name="Standard">
      <style:text-properties fo:font-style="normal" officeooo:rsid="0009c991" officeooo:paragraph-rsid="0009c991" style:font-style-asian="normal" style:font-style-complex="normal"/>
    </style:style>
    <style:style style:name="P21" style:family="paragraph" style:parent-style-name="Standard">
      <style:text-properties officeooo:rsid="000c4e86" officeooo:paragraph-rsid="000c4e86"/>
    </style:style>
    <style:style style:name="P22" style:family="paragraph" style:parent-style-name="Text_20_body" style:list-style-name="L1">
      <style:paragraph-properties fo:text-align="justify" style:justify-single-word="false"/>
    </style:style>
    <style:style style:name="P23" style:family="paragraph" style:parent-style-name="Text_20_body" style:list-style-name="L2"/>
    <style:style style:name="P24" style:family="paragraph" style:parent-style-name="Heading_20_1" style:list-style-name=""/>
    <style:style style:name="P25" style:family="paragraph" style:parent-style-name="Heading_20_1">
      <style:paragraph-properties fo:break-before="page"/>
    </style:style>
    <style:style style:name="P26" style:family="paragraph" style:parent-style-name="Heading_20_1">
      <style:paragraph-properties fo:text-align="justify" style:justify-single-word="false" fo:break-before="page"/>
    </style:style>
    <style:style style:name="P27" style:family="paragraph" style:parent-style-name="Heading_20_2">
      <style:paragraph-properties fo:text-align="justify" style:justify-single-word="false"/>
    </style:style>
    <style:style style:name="P28" style:family="paragraph" style:parent-style-name="Heading_20_3">
      <style:paragraph-properties fo:text-align="justify" style:justify-single-word="false"/>
    </style:style>
    <style:style style:name="P29" style:family="paragraph" style:parent-style-name="enum" style:list-style-name="L1">
      <style:paragraph-properties fo:text-align="justify" style:justify-single-word="false"/>
    </style:style>
    <style:style style:name="P30" style:family="paragraph" style:parent-style-name="enum" style:list-style-name="L1">
      <style:paragraph-properties fo:text-align="justify" style:justify-single-word="false"/>
      <style:text-properties fo:font-style="normal"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style:text-position="sub 58%"/>
    </style:style>
    <style:style style:name="T4" style:family="text">
      <style:text-properties style:text-position="sub 58%" fo:font-style="italic" style:font-style-asian="italic" style:font-style-complex="italic"/>
    </style:style>
    <style:style style:name="T5" style:family="text">
      <style:text-properties style:font-name="Z003" fo:font-style="italic" style:font-name-asian="Z003" style:font-style-asian="italic" style:font-name-complex="Z003" style:font-style-complex="italic"/>
    </style:style>
    <style:style style:name="T6" style:family="text">
      <style:text-properties fo:color="#ff0000"/>
    </style:style>
    <style:style style:name="T7" style:family="text">
      <style:text-properties officeooo:rsid="000b1297"/>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INF8775 – Analyse et conception d’algorithmes</text:p>
      <text:p text:style-name="Subtitle">TP2 – Hiver 2019</text:p>
      <text:p text:style-name="P1"/>
      <table:table table:name="Table2" table:style-name="Table2">
        <table:table-column table:style-name="Table2.A"/>
        <table:table-column table:style-name="Table2.B"/>
        <table:table-row>
          <table:table-cell table:style-name="Table2.A1" office:value-type="string">
            <text:p text:style-name="P8">Nom, prénom, matricule des membres</text:p>
          </table:table-cell>
          <table:table-cell table:style-name="Table2.B1" office:value-type="string">
            <text:p text:style-name="P10">Nom, prénom, matricule</text:p>
            <text:p text:style-name="P10">Nom, prénom, matricule</text:p>
          </table:table-cell>
        </table:table-row>
        <table:table-row>
          <table:table-cell table:style-name="Table2.A2" office:value-type="string">
            <text:p text:style-name="P8">Note finale / 13</text:p>
          </table:table-cell>
          <table:table-cell table:style-name="Table2.B2" table:formula="ooow:&lt;Table1.A1&gt;+&lt;Table4.A1&gt;+&lt;Table5.A1&gt;+&lt;Table7.A1&gt;+&lt;Table6.A1&gt;+&lt;Table3.A1&gt;" office:value-type="float" office:value="0">
            <text:p text:style-name="Table_20_Contents">0</text:p>
          </table:table-cell>
        </table:table-row>
      </table:table>
      <text:p text:style-name="Standard"/>
      <text:h text:style-name="Heading_20_1" text:outline-level="1">Informations techniques</text:h>
      <text:list xml:id="list559430617" text:style-name="L1">
        <text:list-item>
          <text:p text:style-name="P29">Répondez directement dans ce document ODT avec LibreOffice. Veuillez ne pas inclure le texte en italique servant de directive.</text:p>
        </text:list-item>
        <text:list-item>
          <text:p text:style-name="P29">La correction se fait à même le rapport.</text:p>
        </text:list-item>
        <text:list-item>
          <text:p text:style-name="P29">Avant votre cinquième séance de laboratoire (<text:span text:style-name="T6">25 mars 2019 15h45 (groupe B1)</text:span> ou <text:span text:style-name="T6">1er avril 2019 15h45 (groupe B2)</text:span>), vous devez faire une <text:span text:style-name="T1">remise électronique sur Moodle</text:span> en suivant les instructions suivantes :</text:p>
          <text:list>
            <text:list-item>
              <text:p text:style-name="P29">Le dossier remis doit se nommer matricule1_matricule2_tp2 et doit être compressé sous format zip.</text:p>
            </text:list-item>
            <text:list-item>
              <text:p text:style-name="P29">À la racine de ce dernier, on doit retrouver :</text:p>
              <text:list>
                <text:list-item>
                  <text:p text:style-name="P29">Ce rapport sous format ODT.</text:p>
                </text:list-item>
                <text:list-item>
                  <text:p text:style-name="P29">Un script nommé <text:span text:style-name="T1">tp.sh</text:span><text:span text:style-name="T2"> servant à exécuter les différents algorithmes du TP. L’interface du script est décrite à la fin du rapport.</text:span></text:p>
                </text:list-item>
                <text:list-item>
                  <text:p text:style-name="P29"><text:span text:style-name="T2">Un fichier texte nommé </text:span><text:span text:style-name="T1">emails.txt</text:span><text:span text:style-name="T2"> contenant le courriel de chaque membre de l’équipe.</text:span></text:p>
                </text:list-item>
                <text:list-item>
                  <text:p text:style-name="P30">Le code source et les exécutables.</text:p>
                </text:list-item>
              </text:list>
            </text:list-item>
          </text:list>
        </text:list-item>
        <text:list-item>
          <text:p text:style-name="P30">Vous avez le choix du langage de programmation utilisé mais vous devrez utiliser les mêmes langage, compilateur et ordinateur pour toutes vos implantations. Notez que le code et les exécutables soumis seront testés sur les ordinateurs de la salle L-4714 et doivent être compatibles avec cet environnement. En d’autres mots, tout doit fonctionner correctement lorsque le correcteur exécute votre script <text:span text:style-name="T1">tp.sh</text:span> sur un des ordinateurs de la salle.</text:p>
        </text:list-item>
        <text:list-item>
          <text:p text:style-name="P22">Si vous utilisez des extraits de codes (programmes) trouvés sur Internet, vous devez en mentionner la source, sinon vous serez sanctionnés pour plagiat. </text:p>
        </text:list-item>
      </text:list>
      <text:h text:style-name="Heading_20_1" text:outline-level="1"><text:soft-page-break/>Mise en situation</text:h>
      <text:p text:style-name="P2">Ce travail pratique se répartit sur deux séances de laboratoire et porte sur l'analyse et la conception d'algorithmes développés suivant différents patrons de conception afin de résoudre une version simplifiée d'un problème réaliste d'optimisation.</text:p>
      <text:p text:style-name="P6"/>
      <text:p text:style-name="P6">La chaine de restauration rapide W&amp;A songe à élargir sa zone de couverture dans plusieurs villes canadiennes suite à l'engouement général pour ses burgers au “poulet de grain élevé sans antibiotiques et nourri de manière végétarienne”. Une étude de marché lui a permis d'identifier pour chaque ville les sites potentiels où il est possible d'installer de nouveaux restaurants, ainsi que les revenus prévisionnels et la consommation de poulet attendue chaque jour, pour chaque site. <text:s/>Tous les restaurants d'une ville seront reliés à un seul fournisseur, qui livrera la totalité du poulet utilisé dans ses burgers. Afin de pouvoir fournir tous les restaurants de la ville, ce fournisseur ne peut pas livrer une quantité de poulet qui dépasse celle qu'il obtient des producteurs à chaque jour (sa capacité). Tous les fournisseurs sont déjà actifs et chacun d'eux a une quantité de poulet livrable fixe et limitée. Votre rôle est de trouver une solution pour chaque ville qui permet de maximiser la somme des revenus prévus tout en respectant la quantité de poulet livrable par chaque fournisseur. Comment faire ?</text:p>
      <text:h text:style-name="P24" text:outline-level="1"/>
      <text:h text:style-name="P26" text:outline-level="1">Implantation</text:h>
      <text:p text:style-name="P2">Trois algorithmes seront implantés, mettant en pratique les patrons de conception: glouton, programmation dynamique, heuristique d'amélioration locale et probabiliste.</text:p>
      <text:p text:style-name="P2"/>
      <text:h text:style-name="P27" text:outline-level="2">Algorithme glouton probabiliste</text:h>
      <text:p text:style-name="P3">L'algorithme glouton fait son choix d'emplacement en fonction de la rentabilité. Pour chaque emplacement <text:span text:style-name="T1">i</text:span> vous calculez sa rentabilité <text:span text:style-name="T1">R</text:span><text:span text:style-name="T4">i</text:span><text:span text:style-name="T1"> </text:span>comme étant le revenu divisé par la quantité de poulet :</text:p>
      <text:p text:style-name="P4">R<text:span text:style-name="T3">i</text:span> = r<text:span text:style-name="T3">i </text:span>/q<text:span text:style-name="T3">i</text:span>.</text:p>
      <text:p text:style-name="P3"/>
      <text:p text:style-name="P3">Nous ajoutons un ingrédient probabiliste en randomisant l'algorithme : à chaque itération, plutôt que d'ajouter l'emplacement qui a la rentabilité maximum, on choisit au hasard un emplacement proportionnellement à sa rentabilité.</text:p>
      <text:p text:style-name="P3">La probabilité de choisir l'emplacement <text:span text:style-name="T1">i </text:span>est <text:span text:style-name="T1">p</text:span><text:span text:style-name="T4">i</text:span><text:span text:style-name="T1"> = R</text:span><text:span text:style-name="T4">i</text:span><text:span text:style-name="T1"> / </text:span><text:span text:style-name="T5">∑</text:span><text:span text:style-name="T4">j=1..n</text:span><text:span text:style-name="T1"> R</text:span><text:span text:style-name="T4">j .</text:span></text:p>
      <text:p text:style-name="P3">Un exemple d'implémentation est disponible à la page suivante : <text:a xlink:type="simple" xlink:href="http://en.wikipedia.org/wiki/Fitness_proportionate_selection" text:style-name="Internet_20_link" text:visited-style-name="Visited_20_Internet_20_Link">http://en.wikipedia.org/wiki/Fitness_proportionate_selection</text:a></text:p>
      <text:p text:style-name="P3"/>
      <text:p text:style-name="P3">L'algorithme est lancé à dix reprises et la meilleure solution est retournée.</text:p>
      <text:p text:style-name="P3"/>
      <text:h text:style-name="P27" text:outline-level="2">Algorithme de programmation dynamique</text:h>
      <text:p text:style-name="P16">L'algorithme de programmation dynamique remplit un tableau de revenus optimaux en fonction des sites permis et de la quantité livrable du fournisseur : <text:span text:style-name="T1">D[i,j] = max(r</text:span><text:span text:style-name="T4">i</text:span><text:span text:style-name="T1"> + D[i-1, j-q</text:span><text:span text:style-name="T4">i</text:span><text:span text:style-name="T1">], D[i-1, j])</text:span> représente le meilleur revenu possible pour un fournisseur ayant la quantité <text:span text:style-name="T1">j</text:span> en utilisant des sites parmi les <text:span text:style-name="T1">i</text:span> premiers.</text:p>
      <text:p text:style-name="P16">Cet algorithme peut être assez gourmand en espace mémoire.</text:p>
      <text:h text:style-name="P27" text:outline-level="2">Heuristique d’amélioration locale</text:h>
      <text:p text:style-name="P17">L'algorithme de type amélioration locale démarre sa recherche avec une première solution connue qui est celle obtenue par l'algorithme glouton. Ensuite, pour améliorer cette solution, il est possible de réaliser un certain nombre d'améliorations locales.</text:p>
      <text:p text:style-name="P17">L'heuristique d'amélioration locale entre dans la grande famille des algorithme de recherche locale. Ces algorithmes utilisent deux concepts : le voisinage et la fonction objectif. Le voisinage est la différence entre deux solutions, dites voisines. Pour cet algorithme, il s'agira d'enlever un ou deux sites et d'en ajouter un ou deux autres. Évidemment, vos nouvelles solutions doivent demeurer valides. La fonction objectif est le revenu généré par l'ensemble des sites choisis. Par conséquent, à chacune des itérations de l'algorithme, vous devez choisir, parmi tous les voisins, celui qui améliore le plus la fonction objectif. Vous devez évidemment tenir compte de la validité de la nouvelle solution. Cela signifie que si un échange implique un excès de la capacité du fournisseur, il ne peut pas être choisi.</text:p>
      <text:p text:style-name="P17"><text:soft-page-break/>Le critère d'arrêt sera l'optimum local : lorsqu'aucune solution voisine améliorant la fonction objectif est trouvée, l'algorithme s'arrête.</text:p>
      <text:h text:style-name="P25" text:outline-level="1">Jeu de données</text:h>
      <text:p text:style-name="Standard">Vous trouverez sur le site Moodle du cours tous les exemplaires (villes) du problème à résoudre.</text:p>
      <text:p text:style-name="Standard">La structure des fichiers d'exemplaires est :</text:p>
      <text:p text:style-name="Standard">Sur la première ligne: <text:span text:style-name="T1">Nombre d'emplacements</text:span></text:p>
      <text:p text:style-name="Standard">Une ligne pour chaque emplacement:<text:span text:style-name="T1"> i </text:span>&lt;espace&gt; <text:span text:style-name="T1">r</text:span><text:span text:style-name="T4">i</text:span><text:span text:style-name="T3"> </text:span>&lt;espace&gt; <text:span text:style-name="T1">q</text:span><text:span text:style-name="T4">i</text:span></text:p>
      <text:p text:style-name="Standard">Sur la dernière ligne: <text:span text:style-name="T1">Capacité du fournisseur (quantité livrable)</text:span></text:p>
      <text:p text:style-name="P19"/>
      <text:p text:style-name="P20">Le nom des fichiers suit la forme suivante : WC-<text:span text:style-name="T1">taille</text:span>-<text:span text:style-name="T1">série</text:span>-<text:span text:style-name="T1">exemplaire;</text:span> les tailles étant 100, 1000, ou 10000; les séries étant 10, 100, ou 1000; et les exemplaires étant numérotés de 1 à 10.</text:p>
      <text:h text:style-name="P25" text:outline-level="1">Présentation des résultats</text:h>
      <table:table table:name="Table1" table:style-name="Table1">
        <table:table-column table:style-name="Table1.A"/>
        <table:table-column table:style-name="Table1.B"/>
        <table:table-row>
          <table:table-cell table:style-name="Table1.A1" office:value-type="string">
            <text:p text:style-name="P7">0</text:p>
          </table:table-cell>
          <table:table-cell table:style-name="Table1.B1" office:value-type="string">
            <text:p text:style-name="P7"><text:s/>/ 4 pt</text:p>
          </table:table-cell>
        </table:table-row>
      </table:table>
      <text:p text:style-name="Standard"/>
      <text:h text:style-name="Heading_20_3" text:outline-level="3">Tableau des résultats</text:h>
      <text:p text:style-name="P5">Exécutez chacun des trois algorithmes en notant leur temps d'exécution et le revenu total de la solution trouvée pour chaque exemplaire mais ne rapportez dans un tableau que la moyenne de chaque série de dix exemplaires.</text:p>
      <text:p text:style-name="P5"/>
      <text:h text:style-name="Heading_20_3" text:outline-level="3">Graphiques pour analyse hybride</text:h>
      <text:p text:style-name="P13">Voir questions plus bas.</text:p>
      <text:h text:style-name="P26" text:outline-level="1">Analyse et discussion</text:h>
      <table:table table:name="Table4" table:style-name="Table4">
        <table:table-column table:style-name="Table4.A"/>
        <table:table-column table:style-name="Table4.B"/>
        <table:table-row>
          <table:table-cell table:style-name="Table4.A1" office:value-type="string">
            <text:p text:style-name="P9">0</text:p>
          </table:table-cell>
          <table:table-cell table:style-name="Table4.B1" office:value-type="string">
            <text:p text:style-name="P9"><text:s/>/ 6 pt</text:p>
          </table:table-cell>
        </table:table-row>
      </table:table>
      <text:h text:style-name="P28" text:outline-level="3">Tentez une analyse asymptotique du temps de calcul pour chaque algorithme (ou au moins pour certaines parties de l’algorithme).</text:h>
      <text:p text:style-name="P14">Si vous préférez écrire vos équations en Latex, vous pouvez ajouter un pdf à la remise avec la réponse à cette question et le mentionner ici.</text:p>
      <text:h text:style-name="P28" text:outline-level="3">Servez-vous de vos temps d'exécution pour confirmer et/ou préciser l'analyse asymptotique théorique de vos algorithmes avec la méthode hybride de votre choix.</text:h>
      <text:p text:style-name="P14">La méthode peut varier d'un algorithme à l'autre. Justifiez les choix ici et mettez les graphiques dans la section précédente.</text:p>
      <text:h text:style-name="P28" text:outline-level="3">Discutez des trois algorithmes en fonction de la qualité respective des solutions obtenues, de la consommation de ressources (temps de calcul, espace mémoire) et de la difficulté d'implantation.</text:h>
      <text:p text:style-name="P11"/>
      <text:h text:style-name="P28" text:outline-level="3">Indiquez sous quelles conditions vous utiliseriez chacun des algorithmes.</text:h>
      <text:p text:style-name="P14"/>
      <text:h text:style-name="P25" text:outline-level="1">Autres critères de correction</text:h>
      <text:h text:style-name="Heading_20_3" text:outline-level="3">Respect de l’interface tp.sh</text:h>
      <table:table table:name="Table5" table:style-name="Table5">
        <table:table-column table:style-name="Table5.A"/>
        <table:table-column table:style-name="Table5.B"/>
        <table:table-row>
          <table:table-cell table:style-name="Table5.A1" office:value-type="string">
            <text:p text:style-name="P7">0</text:p>
          </table:table-cell>
          <table:table-cell table:style-name="Table5.B1" office:value-type="string">
            <text:p text:style-name="P7"><text:s/>/ 1 pt</text:p>
          </table:table-cell>
        </table:table-row>
      </table:table>
      <text:p text:style-name="Standard"/>
      <text:p text:style-name="Standard">Utilisation :</text:p>
      <text:p text:style-name="Standard"><text:tab/>tp.sh -a [glouton | progdyn | local] -e [path_vers_exemplaire]</text:p>
      <text:p text:style-name="Standard"/>
      <text:p text:style-name="Standard">Arguments optionnels :</text:p>
      <text:p text:style-name="Standard"><text:tab/>-p <text:tab/>affiche la solution (emplacements <text:span text:style-name="T1">i </text:span><text:span text:style-name="T2">choisis</text:span>) sur une ligne, avec chaque emplacement séparé par un espace</text:p>
      <text:p text:style-name="Standard"><text:tab/>-t<text:tab/>affiche le temps d’exécution en ms, sans unité ni texte superflu</text:p>
      <text:p text:style-name="Standard"/>
      <text:p text:style-name="Standard">Important : l’option -e doit accepter des fichiers avec des paths absolus.</text:p>
      <text:p text:style-name="Standard"/>
      <text:p text:style-name="P21">Sentez-vous libres d’adapter le script <text:span text:style-name="T1">tp.sh</text:span><text:span text:style-name="T2"> du TP1 pour les besoins du TP2.</text:span></text:p>
      <text:p text:style-name="Standard"/>
      <text:h text:style-name="Heading_20_3" text:outline-level="3">Qualité du code</text:h>
      <table:table table:name="Table7" table:style-name="Table7">
        <table:table-column table:style-name="Table7.A"/>
        <table:table-column table:style-name="Table7.B"/>
        <table:table-row>
          <table:table-cell table:style-name="Table7.A1" office:value-type="string">
            <text:p text:style-name="P7">0</text:p>
          </table:table-cell>
          <table:table-cell table:style-name="Table7.B1" office:value-type="string">
            <text:p text:style-name="P7"><text:s/>/ 1 pt</text:p>
          </table:table-cell>
        </table:table-row>
      </table:table>
      <text:p text:style-name="Standard"/>
      <text:h text:style-name="Heading_20_3" text:outline-level="3">Présentation générale (concision, qualité du français, etc.)</text:h>
      <table:table table:name="Table6" table:style-name="Table6">
        <table:table-column table:style-name="Table6.A"/>
        <table:table-column table:style-name="Table6.B"/>
        <table:table-row>
          <table:table-cell table:style-name="Table6.A1" office:value-type="string">
            <text:p text:style-name="P7">0</text:p>
          </table:table-cell>
          <table:table-cell table:style-name="Table6.B1" office:value-type="string">
            <text:p text:style-name="P7"><text:s/>/ 1 pt</text:p>
          </table:table-cell>
        </table:table-row>
      </table:table>
      <text:p text:style-name="P12"/>
      <text:h text:style-name="Heading_20_3" text:outline-level="3">Pénalités</text:h>
      <table:table table:name="Table3" table:style-name="Table3">
        <table:table-column table:style-name="Table3.A"/>
        <table:table-row>
          <table:table-cell table:style-name="Table3.A1" office:value-type="string">
            <text:p text:style-name="P7">0</text:p>
          </table:table-cell>
        </table:table-row>
      </table:table>
      <text:p text:style-name="Text_20_body"/>
      <text:list xml:id="list4165342086" text:style-name="L2">
        <text:list-item>
          <text:p text:style-name="P23">Retard : -1 pt / journée de retard, arrondi vers le haut. Les TPs ne sont plus acceptés après 3 jours.</text:p>
        </text:list-item>
        <text:list-item>
          <text:p text:style-name="P23">Autres : Le correcteur peut attribuer d’autres pénalités (par exemple si les exécutables sont manquants, fichier <text:span text:style-name="T1">emails.txt</text:span><text:span text:style-name="T2"> manquant, etc.</text:span>)</text:p>
        </text:list-item>
      </text:list>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Z003" svg:font-family="Z003"/>
    <style:font-face style:name="Liberation Serif1" svg:font-family="'Liberation Serif'" style:font-family-generic="roman"/>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CA"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Text_20_body" style:default-outline-level="1" style:class="text">
      <style:paragraph-properties fo:margin-left="0in" fo:margin-right="0in" fo:margin-top="0.1665in" fo:margin-bottom="0.0835in" loext:contextual-spacing="false" fo:text-indent="0in" style:auto-text-indent="false"/>
      <style:text-properties fo:font-size="130%" fo:font-weight="bold" style:font-size-asian="130%" style:font-weight-asian="bold" style:font-size-complex="130%"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left="0in" fo:margin-right="0in" fo:margin-top="0.139in" fo:margin-bottom="0.0835in" loext:contextual-spacing="false" fo:text-indent="0in" style:auto-text-indent="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left="0in" fo:margin-right="0in" fo:margin-top="0.0972in" fo:margin-bottom="0.0835in" loext:contextual-spacing="false" fo:text-indent="0in" style:auto-text-indent="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enum" style:family="paragraph" style:parent-style-name="Text_20_body">
      <style:paragraph-properties fo:margin-top="0in" fo:margin-bottom="0.1in" loext:contextual-spacing="fals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8T17:34:00.250714301</meta:creation-date>
    <dc:date>2019-02-15T21:43:53.949381006</dc:date>
    <meta:editing-duration>PT10H19M24S</meta:editing-duration>
    <meta:editing-cycles>129</meta:editing-cycles>
    <meta:generator>LibreOffice/6.2.0.3$Linux_X86_64 LibreOffice_project/20$Build-3</meta:generator>
    <meta:document-statistic meta:table-count="7" meta:image-count="0" meta:object-count="0" meta:page-count="8" meta:paragraph-count="82" meta:word-count="1256" meta:character-count="8049" meta:non-whitespace-character-count="6875"/>
  </office:meta>
</office:document-meta>
</file>